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svg:stroke-color="#999999" draw:fill-color="#cccccc" draw:textarea-horizontal-align="justify" draw:textarea-vertical-align="middle" draw:auto-grow-height="false" fo:min-height="0.648cm" fo:min-width="0.398cm"/>
    </style:style>
    <style:style style:name="gr3" style:family="graphic" style:parent-style-name="standard">
      <style:graphic-properties svg:stroke-color="#cccccc" draw:fill-color="#cccccc" draw:textarea-horizontal-align="justify" draw:textarea-vertical-align="middle" draw:auto-grow-height="false" fo:min-height="0.385cm" fo:min-width="4.263cm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style:text-properties fo:font-size="10pt"/>
    </style:style>
    <style:style style:name="P4" style:family="paragraph">
      <loext:graphic-properties draw:fill="none" draw:fill-color="#ffffff"/>
      <style:text-properties fo:font-size="1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53cm" svg:height="0.725cm" svg:x="8.337cm" svg:y="1.14cm">
          <draw:text-box>
            <text:p><text:span text:style-name="T1">Paul</text:span></text:p>
          </draw:text-box>
        </draw:frame>
        <draw:frame draw:style-name="gr1" draw:text-style-name="P1" draw:layer="layout" svg:width="1.471cm" svg:height="0.725cm" svg:x="12.538cm" svg:y="1.141cm">
          <draw:text-box>
            <text:p><text:span text:style-name="T1">Bank</text:span></text:p>
          </draw:text-box>
        </draw:frame>
        <draw:frame draw:style-name="gr1" draw:text-style-name="P1" draw:layer="layout" svg:width="1.442cm" svg:height="0.725cm" svg:x="17.039cm" svg:y="1.142cm">
          <draw:text-box>
            <text:p><text:span text:style-name="T1">Mary</text:span></text:p>
          </draw:text-box>
        </draw:frame>
        <draw:frame draw:style-name="gr1" draw:text-style-name="P1" draw:layer="layout" svg:width="1.518cm" svg:height="0.725cm" svg:x="2.938cm" svg:y="1.141cm">
          <draw:text-box>
            <text:p><text:span text:style-name="T1">Peter</text:span></text:p>
          </draw:text-box>
        </draw:frame>
        <draw:custom-shape draw:style-name="gr2" draw:text-style-name="P2" draw:layer="layout" svg:width="1.27cm" svg:height="1.27cm" svg:x="12.742cm" svg:y="1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4" xml:id="id1" draw:id="id1" draw:layer="layout" svg:width="1.281cm" svg:height="0.645cm" svg:x="12.742cm" svg:y="2.287cm">
          <draw:text-box>
            <text:p text:style-name="P3">$100</text:p>
          </draw:text-box>
        </draw:frame>
        <draw:custom-shape draw:style-name="gr3" draw:text-style-name="P2" draw:layer="layout" svg:width="4.763cm" svg:height="0.635cm" svg:x="15.447cm" svg:y="3.557cm">
          <text:p/>
          <draw:enhanced-geometry svg:viewBox="0 0 21600 21600" draw:type="rectangle" draw:enhanced-path="M 0 0 L 21600 0 21600 21600 0 21600 0 0 Z N"/>
        </draw:custom-shape>
        <draw:frame draw:style-name="gr1" draw:text-style-name="P4" xml:id="id2" draw:id="id2" draw:layer="layout" svg:width="3.939cm" svg:height="0.645cm" svg:x="15.865cm" svg:y="3.547cm">
          <draw:text-box>
            <text:p text:style-name="P3">Access balance: $100</text:p>
          </draw:text-box>
        </draw:frame>
        <draw:custom-shape draw:style-name="gr3" draw:text-style-name="P2" draw:layer="layout" svg:width="4.763cm" svg:height="0.635cm" svg:x="15.447cm" svg:y="4.458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2.919cm" svg:height="0.645cm" svg:x="15.865cm" svg:y="4.448cm">
          <draw:text-box>
            <text:p text:style-name="P3">New value: $50</text:p>
          </draw:text-box>
        </draw:frame>
        <draw:custom-shape draw:style-name="gr3" draw:text-style-name="P2" draw:layer="layout" svg:width="4.763cm" svg:height="0.635cm" svg:x="15.447cm" svg:y="5.358cm">
          <text:p/>
          <draw:enhanced-geometry svg:viewBox="0 0 21600 21600" draw:type="rectangle" draw:enhanced-path="M 0 0 L 21600 0 21600 21600 0 21600 0 0 Z N"/>
        </draw:custom-shape>
        <draw:frame draw:style-name="gr1" draw:text-style-name="P4" xml:id="id10" draw:id="id10" draw:layer="layout" svg:width="3.131cm" svg:height="0.645cm" svg:x="15.865cm" svg:y="5.348cm">
          <draw:text-box>
            <text:p text:style-name="P3">Set balance: $50</text:p>
          </draw:text-box>
        </draw:frame>
        <draw:custom-shape draw:style-name="gr3" draw:text-style-name="P2" draw:layer="layout" svg:width="4.763cm" svg:height="0.635cm" svg:x="6.745cm" svg:y="7.45cm">
          <text:p/>
          <draw:enhanced-geometry svg:viewBox="0 0 21600 21600" draw:type="rectangle" draw:enhanced-path="M 0 0 L 21600 0 21600 21600 0 21600 0 0 Z N"/>
        </draw:custom-shape>
        <draw:frame draw:style-name="gr1" draw:text-style-name="P4" xml:id="id4" draw:id="id4" draw:layer="layout" svg:width="3.745cm" svg:height="0.645cm" svg:x="7.163cm" svg:y="7.44cm">
          <draw:text-box>
            <text:p text:style-name="P3">Access balance: $50</text:p>
          </draw:text-box>
        </draw:frame>
        <draw:custom-shape draw:style-name="gr3" draw:text-style-name="P2" draw:layer="layout" svg:width="4.763cm" svg:height="0.635cm" svg:x="1.445cm" svg:y="8.451cm">
          <text:p/>
          <draw:enhanced-geometry svg:viewBox="0 0 21600 21600" draw:type="rectangle" draw:enhanced-path="M 0 0 L 21600 0 21600 21600 0 21600 0 0 Z N"/>
        </draw:custom-shape>
        <draw:frame draw:style-name="gr1" draw:text-style-name="P4" xml:id="id5" draw:id="id5" draw:layer="layout" svg:width="3.745cm" svg:height="0.645cm" svg:x="1.863cm" svg:y="8.441cm">
          <draw:text-box>
            <text:p text:style-name="P3">Access balance: $50</text:p>
          </draw:text-box>
        </draw:frame>
        <draw:custom-shape draw:style-name="gr3" draw:text-style-name="P2" draw:layer="layout" svg:width="4.763cm" svg:height="0.635cm" svg:x="1.417cm" svg:y="9.325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2.919cm" svg:height="0.645cm" svg:x="1.835cm" svg:y="9.315cm">
          <draw:text-box>
            <text:p text:style-name="P3">New value: $70</text:p>
          </draw:text-box>
        </draw:frame>
        <draw:custom-shape draw:style-name="gr3" draw:text-style-name="P2" draw:layer="layout" svg:width="4.763cm" svg:height="0.635cm" svg:x="1.417cm" svg:y="10.225cm">
          <text:p/>
          <draw:enhanced-geometry svg:viewBox="0 0 21600 21600" draw:type="rectangle" draw:enhanced-path="M 0 0 L 21600 0 21600 21600 0 21600 0 0 Z N"/>
        </draw:custom-shape>
        <draw:frame draw:style-name="gr1" draw:text-style-name="P4" xml:id="id6" draw:id="id6" draw:layer="layout" svg:width="3.131cm" svg:height="0.645cm" svg:x="1.835cm" svg:y="10.215cm">
          <draw:text-box>
            <text:p text:style-name="P3">Set balance: $70</text:p>
          </draw:text-box>
        </draw:frame>
        <draw:custom-shape draw:style-name="gr2" draw:text-style-name="P2" draw:layer="layout" svg:width="1.27cm" svg:height="1.27cm" svg:x="12.732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4" xml:id="id7" draw:id="id7" draw:layer="layout" svg:width="1.086cm" svg:height="0.645cm" svg:x="12.832cm" svg:y="11.133cm">
          <draw:text-box>
            <text:p text:style-name="P3">$70</text:p>
          </draw:text-box>
        </draw:frame>
        <draw:custom-shape draw:style-name="gr3" draw:text-style-name="P2" draw:layer="layout" svg:width="4.763cm" svg:height="0.635cm" svg:x="6.745cm" svg:y="12.851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2.919cm" svg:height="0.645cm" svg:x="7.163cm" svg:y="12.841cm">
          <draw:text-box>
            <text:p text:style-name="P3">New value: $30</text:p>
          </draw:text-box>
        </draw:frame>
        <draw:custom-shape draw:style-name="gr3" draw:text-style-name="P2" draw:layer="layout" svg:width="4.763cm" svg:height="0.635cm" svg:x="6.745cm" svg:y="13.652cm">
          <text:p/>
          <draw:enhanced-geometry svg:viewBox="0 0 21600 21600" draw:type="rectangle" draw:enhanced-path="M 0 0 L 21600 0 21600 21600 0 21600 0 0 Z N"/>
        </draw:custom-shape>
        <draw:frame draw:style-name="gr1" draw:text-style-name="P4" xml:id="id8" draw:id="id8" draw:layer="layout" svg:width="3.131cm" svg:height="0.645cm" svg:x="7.163cm" svg:y="13.642cm">
          <draw:text-box>
            <text:p text:style-name="P3">Set balance: $30</text:p>
          </draw:text-box>
        </draw:frame>
        <draw:connector draw:style-name="gr4" draw:text-style-name="P5" draw:layer="layout" draw:type="curve" svg:x1="14.023cm" svg:y1="2.609cm" svg:x2="17.834cm" svg:y2="3.547cm" draw:start-shape="id1" draw:start-glue-point="1" draw:end-shape="id2" draw:end-glue-point="0" svg:d="M14023 2609c2541 0 3811 312 3811 938" svg:viewBox="0 0 3812 939">
          <text:p/>
        </draw:connector>
        <draw:connector draw:style-name="gr5" draw:text-style-name="P5" draw:layer="layout" draw:type="curve" svg:x1="12.831cm" svg:y1="6.554cm" svg:x2="9.035cm" svg:y2="7.44cm" draw:start-shape="id3" draw:start-glue-point="3" draw:end-shape="id4" draw:end-glue-point="0" svg:d="M12831 6554c-2531 0-3796 295-3796 886" svg:viewBox="0 0 3797 887">
          <text:p/>
        </draw:connector>
        <draw:connector draw:style-name="gr6" draw:text-style-name="P5" draw:layer="layout" draw:type="curve" svg:x1="12.831cm" svg:y1="6.554cm" svg:x2="3.735cm" svg:y2="8.441cm" draw:start-shape="id3" draw:start-glue-point="3" draw:end-shape="id5" draw:end-glue-point="0" svg:d="M12831 6554c-6064 0-9096 629-9096 1887" svg:viewBox="0 0 9097 1888">
          <text:p/>
        </draw:connector>
        <draw:custom-shape draw:style-name="gr2" draw:text-style-name="P2" draw:layer="layout" svg:width="1.27cm" svg:height="1.27cm" svg:x="12.731cm" svg:y="5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4" xml:id="id3" draw:id="id3" draw:layer="layout" svg:width="1.086cm" svg:height="0.645cm" svg:x="12.831cm" svg:y="6.232cm">
          <draw:text-box>
            <text:p text:style-name="P3">$50</text:p>
          </draw:text-box>
        </draw:frame>
        <draw:custom-shape draw:style-name="gr2" draw:text-style-name="P2" draw:layer="layout" svg:width="1.27cm" svg:height="1.27cm" svg:x="12.733cm" svg:y="15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4" xml:id="id9" draw:id="id9" draw:layer="layout" svg:width="1.086cm" svg:height="0.645cm" svg:x="12.833cm" svg:y="15.434cm">
          <draw:text-box>
            <text:p text:style-name="P3">$30</text:p>
          </draw:text-box>
        </draw:frame>
        <draw:connector draw:style-name="gr7" draw:text-style-name="P5" draw:layer="layout" draw:type="curve" svg:x1="3.4cm" svg:y1="10.86cm" svg:x2="12.832cm" svg:y2="11.455cm" draw:start-shape="id6" draw:start-glue-point="2" draw:end-shape="id7" draw:end-glue-point="3" svg:d="M3400 10860c0 397 3144 595 9432 595" svg:viewBox="0 0 9433 596">
          <text:p/>
        </draw:connector>
        <draw:connector draw:style-name="gr8" draw:text-style-name="P5" draw:layer="layout" draw:type="curve" svg:x1="8.728cm" svg:y1="14.287cm" svg:x2="12.833cm" svg:y2="15.756cm" draw:start-shape="id8" draw:start-glue-point="2" draw:end-shape="id9" draw:end-glue-point="3" svg:d="M8728 14287c0 980 1368 1469 4105 1469" svg:viewBox="0 0 4106 1470">
          <text:p/>
        </draw:connector>
        <draw:connector draw:style-name="gr9" draw:text-style-name="P5" draw:layer="layout" draw:type="curve" svg:x1="17.43cm" svg:y1="5.993cm" svg:x2="13.917cm" svg:y2="6.554cm" draw:start-shape="id10" draw:start-glue-point="2" draw:end-shape="id3" draw:end-glue-point="1" svg:d="M17430 5993c0 374-1171 561-3513 561" svg:viewBox="0 0 3514 56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7T22:25:16.475601906</meta:creation-date>
    <dc:date>2023-01-17T22:40:22.337626834</dc:date>
    <meta:editing-duration>PT4M4S</meta:editing-duration>
    <meta:editing-cycles>1</meta:editing-cycles>
    <meta:document-statistic meta:object-count="36"/>
    <meta:generator>LibreOffice/7.0.4.2$Linux_X86_64 LibreOffice_project/00$Build-2</meta:generator>
  </office:meta>
</office:document-meta>
</file>